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list-style-name="L1">
      <style:text-properties officeooo:rsid="000c0cb3" officeooo:paragraph-rsid="000c0cb3"/>
    </style:style>
    <style:style style:name="P2" style:family="paragraph" style:parent-style-name="Standard">
      <style:text-properties officeooo:rsid="000c0cb3" officeooo:paragraph-rsid="000c0cb3"/>
    </style:style>
    <style:style style:name="P3" style:family="paragraph" style:parent-style-name="Standard">
      <style:text-properties officeooo:rsid="000cd5cc" officeooo:paragraph-rsid="000c0cb3"/>
    </style:style>
    <style:style style:name="P4" style:family="paragraph" style:parent-style-name="Standard">
      <style:text-properties officeooo:rsid="000cd5cc" officeooo:paragraph-rsid="000cd5cc"/>
    </style:style>
    <style:style style:name="P5" style:family="paragraph" style:parent-style-name="Standard" style:list-style-name="L2">
      <style:text-properties officeooo:rsid="000cd5cc" officeooo:paragraph-rsid="000cd5c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list xml:id="list1412411035129216992" text:style-name="L1">
        <text:list-item>
          <text:p text:style-name="P1">Skriv ett program som frågar efter användarens ålder och skriver ut, ”Jaha, så du är … år gammal.”, i konsollen.</text:p>
        </text:list-item>
        <text:list-item>
          <text:p text:style-name="P1">Skriv ett program som frågar efter temperaturen i Celsius och omvandlar det till Kelvin. Skriv sedan ut resultatet i konsollen. Sambandet mellan Celsius och Kelvin är: K = C + 273</text:p>
        </text:list-item>
        <text:list-item>
          <text:p text:style-name="P1">Skriv ett program som frågar efter en cirkels radie. Beräkna sedan arean och omkretsen på cirkeln.</text:p>
        </text:list-item>
        <text:list-item>
          <text:p text:style-name="P1">Skriv ett program som frågar efter födelseår och sedan skriver ut personens ålder i år.</text:p>
        </text:list-item>
      </text:list>
      <text:p text:style-name="P2"/>
      <text:p text:style-name="P4">Blargh</text:p>
      <text:p text:style-name="P3"/>
      <text:list xml:id="list3844416154579213818" text:style-name="L2">
        <text:list-item>
          <text:p text:style-name="P5">Skriv ett program som frågar användaren för deras namn och hälsar på dem med namnet.</text:p>
        </text:list-item>
        <text:list-item>
          <text:p text:style-name="P5">Modifiera programmet ovan så att bara Alice och Bob blir hälsade på med deras namn, dvs alla andra hälsas på med bara ”hej!”</text:p>
        </text:list-item>
        <text:list-item>
          <text:p text:style-name="P5">Skapa ett program som frågar användaren efter ett nummer ”n” och skriver ut summan av alla nummer från 1 till n.</text:p>
        </text:list-item>
        <text:list-item>
          <text:p text:style-name="P5">Modifiera programmet ovan så att bara multiplar av tre eller fem beräknas i summan, ex. 3+5+6+9+10+12+15 för n=17.</text:p>
        </text:list-item>
        <text:list-item>
          <text:p text:style-name="P5">Skriv ett program som frågar efter ett nummer ”n” och ger möjligheten att välja mellan att beräkna summan eller produkten av talen 1 till n.</text:p>
        </text:list-item>
        <text:list-item>
          <text:p text:style-name="P5">Skriv ett program som skriver ut en multiplikationstabell för tal upp till 12.</text:p>
        </text:list-item>
        <text:list-item>
          <text:p text:style-name="P5">Skriv ett gissningsspel där användaren får gissa ett hemligt tal. Efter varje gissning berättar programmet ifall talet var för stort eller för litet. När de har gissat rätt så skriver programmet ut antal gissningar.</text:p>
        </text:list-item>
        <text:list-item>
          <text:p text:style-name="P5">Skapa ett program som skriver ut de nästa 20 skottår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3T15:43:04.578363716</meta:creation-date>
    <dc:date>2018-02-13T15:59:31.166532460</dc:date>
    <meta:editing-duration>PT11M57S</meta:editing-duration>
    <meta:editing-cycles>3</meta:editing-cycles>
    <meta:generator>LibreOffice/4.2.8.2$Linux_x86 LibreOffice_project/420m0$Build-2</meta:generator>
    <meta:document-statistic meta:table-count="0" meta:image-count="0" meta:object-count="0" meta:page-count="1" meta:paragraph-count="13" meta:word-count="254" meta:character-count="1428" meta:non-whitespace-character-count="1199"/>
  </office:meta>
</office:document-meta>
</file>